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891cm" table:align="center" style:writing-mode="lr-tb"/>
    </style:style>
    <style:style style:name="Tabella1.A" style:family="table-column">
      <style:table-column-properties style:column-width="1.635cm"/>
    </style:style>
    <style:style style:name="Tabella1.B" style:family="table-column">
      <style:table-column-properties style:column-width="2.612cm"/>
    </style:style>
    <style:style style:name="Tabella1.E" style:family="table-column">
      <style:table-column-properties style:column-width="2.424cm"/>
    </style:style>
    <style:style style:name="Tabella1.F" style:family="table-column">
      <style:table-column-properties style:column-width="2.365cm"/>
    </style:style>
    <style:style style:name="Tabella1.G" style:family="table-column">
      <style:table-column-properties style:column-width="2.63cm"/>
    </style:style>
    <style:style style:name="Tabella1.1" style:family="table-row">
      <style:table-row-properties style:min-row-height="0.767cm" style:keep-together="true"/>
    </style:style>
    <style:style style:name="Tabel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G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G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1.4" style:family="table-row">
      <style:table-row-properties style:min-row-height="0.769cm" style:keep-together="true"/>
    </style:style>
    <style:style style:name="P1" style:family="paragraph" style:parent-style-name="Title" style:master-page-name="Standard"/>
    <style:style style:name="P2" style:family="paragraph" style:parent-style-name="Standard">
      <style:paragraph-properties fo:margin-top="0.212cm" fo:margin-bottom="0.212cm"/>
    </style:style>
    <style:style style:name="P3" style:family="paragraph" style:parent-style-name="Standard" style:list-style-name="WW8Num1">
      <style:paragraph-properties fo:margin-left="-0.005cm" fo:margin-right="0cm" fo:line-height="150%" fo:text-indent="0cm" style:auto-text-indent="false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margin-left="9.753cm" fo:margin-right="0cm" fo:text-indent="0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9.753cm" fo:margin-right="0cm" fo:text-indent="0cm" style:auto-text-indent="false"/>
    </style:style>
    <style:style style:name="P7" style:family="paragraph" style:parent-style-name="Standard">
      <style:paragraph-properties fo:margin-left="11.502cm" fo:margin-right="0cm" fo:text-indent="0cm" style:auto-text-indent="false"/>
      <style:text-properties fo:font-size="14pt" style:font-size-asian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er">
      <style:paragraph-properties>
        <style:tab-stops/>
      </style:paragraph-properties>
      <style:text-properties fo:font-size="14pt" style:font-size-asian="14pt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4" style:family="paragraph" style:parent-style-name="Heading_20_2">
      <style:text-properties fo:font-size="16pt" style:font-size-asian="16pt"/>
    </style:style>
    <style:style style:name="P15" style:family="paragraph" style:parent-style-name="Standard" style:list-style-name="WW8Num1">
      <style:paragraph-properties fo:margin-left="-0.005cm" fo:margin-right="0cm" fo:margin-top="0.423cm" fo:margin-bottom="0cm" fo:line-height="150%" fo:text-indent="0cm" style:auto-text-indent="false"/>
    </style:style>
    <style:style style:name="P16" style:family="paragraph" style:parent-style-name="Standard" style:list-style-name="WW8Num1">
      <style:paragraph-properties fo:margin-left="-0.005cm" fo:margin-right="0cm" fo:line-height="150%" fo:text-indent="0cm" style:auto-text-indent="false"/>
      <style:text-properties fo:font-size="14pt" style:font-size-asian="14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weight="bold" style:font-weight-asian="bold"/>
    </style:style>
    <style:style style:name="P19" style:family="paragraph" style:parent-style-name="Standard">
      <style:paragraph-properties style:snap-to-layout-gri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type="double" style:text-underline-width="auto" style:text-underline-color="font-color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style="italic" style:font-size-asian="14pt" style:font-style-asian="italic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0%" style:border-line-width="0.002cm 0.088cm 0.002cm" fo:padding-left="0.233cm" fo:padding-right="0.233cm" fo:padding-top="0.106cm" fo:padding-bottom="0.106cm" fo:border="0.092cm double #000000">
        <style:background-image/>
      </style:graphic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P2"><text:span text:style-name="T1">Spiegazione</text:span>: si tratta di creare, da una lettera tipo, un documento principale di preparazione per la stampa unione e quindi, dopo aver sostituito ai valori fissi i nomi dei campi della stampa unione, di unire a questo un’origine dati.</text:p>
      <text:list text:style-name="WW8Num1">
        <text:list-item>
          <text:p text:style-name="P3"><text:span text:style-name="T2">Avviare</text:span><text:span text:style-name="T3"> il programma di elaborazione testi e scrivere la seguente lettera:</text:span><draw:frame draw:style-name="fr1" draw:name="Cornice1" text:anchor-type="char" svg:x="-0.259cm" svg:y="0.91cm" svg:width="17.579cm" svg:height="10.929cm" draw:z-index="0"><draw:text-box><text:p text:style-name="P4">Metallica s.r.l.</text:p><text:p text:style-name="P5">Spett.le </text:p><text:p text:style-name="P5">FRETTI</text:p><text:p text:style-name="P6"><text:span text:style-name="T3">Via S. Paolo, 24</text:span></text:p><text:p text:style-name="P5">81100 CASERTA</text:p><text:p text:style-name="P7"/><text:p text:style-name="P8"><text:span text:style-name="T4">Oggetto</text:span><text:span text:style-name="T3">: pagamento ns. fattura n. 185 del 15/01 di € 500,00</text:span></text:p><text:p text:style-name="P9"/><text:p text:style-name="P10"><text:span text:style-name="T3">Bolzano, </text:span><text:span text:style-name="T3"><text:date style:data-style-name="N76" text:date-value="2006-07-19T17:42:59.25">19 luglio 2006</text:date></text:span></text:p><text:p text:style-name="P11"/><text:p text:style-name="P12">A causa di un disguido bancario, non è stata elaborata la Ricevuta bancaria scaduta il 31/03 che, come da accordi commerciali, avevamo emesso a Vs. carico, a saldo fattura in oggetto.</text:p><text:p text:style-name="P13">La nostra banca ci comunica solo oggi la mancata emissione della R.B., e Vi chiediamo di bonificarci l’importo di € 500,00 sulla ns. Banca COMIT – AG. 18 ABI 05040 CAB 62650 c/c 3469J.</text:p><text:p text:style-name="P9">Certi della vostra collaborazione porgiamo distinti saluti.</text:p><text:h text:style-name="P14" text:outline-level="2">Metallica/ufficio pagamenti</text:h></draw:text-box></draw:frame></text:p>
        </text:list-item>
      </text:list>
      <text:p text:style-name="Standard"/>
      <text:list text:style-name="WW8Num1" text:continue-numbering="true">
        <text:list-item>
          <text:p text:style-name="P15"><text:span text:style-name="T2">Rendere</text:span><text:span text:style-name="T3"> </text:span><text:span text:style-name="T5">questa</text:span><text:span text:style-name="T3"> lettera una lettera principale per la </text:span><text:span text:style-name="T6">stampa unione</text:span><text:span text:style-name="T3"> (lettera tipo).</text:span></text:p>
        </text:list-item>
        <text:list-item>
          <text:p text:style-name="P3"><text:span text:style-name="T2">Creare</text:span><text:span text:style-name="T3"> una nuova </text:span><text:span text:style-name="T5">origine dati</text:span><text:span text:style-name="T3">, chiamata </text:span><text:span text:style-name="T6">origine dati</text:span><text:span text:style-name="T3"> e salvata sul </text:span><text:span text:style-name="T5">Desktop</text:span><text:span text:style-name="T3">, con i seguenti campi: </text:span><text:span text:style-name="T5">Data, Ditta, Indirizzo, Città, Fatt. Nr., Importo, Scadenza</text:span><text:span text:style-name="T3">.</text:span></text:p>
        </text:list-item>
        <text:list-item>
          <text:p text:style-name="P16">Inserire i seguenti valori:</text:p>
        </text:list-item>
      </text:list>
      <text:p text:style-name="Standard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17">DATA</text:p>
          </table:table-cell>
          <table:table-cell table:style-name="Tabella1.A1" office:value-type="string">
            <text:p text:style-name="P17">DITTA</text:p>
          </table:table-cell>
          <table:table-cell table:style-name="Tabella1.A1" office:value-type="string">
            <text:p text:style-name="P18">INDIRIZZO</text:p>
          </table:table-cell>
          <table:table-cell table:style-name="Tabella1.A1" office:value-type="string">
            <text:p text:style-name="P18">CITTÀ</text:p>
          </table:table-cell>
          <table:table-cell table:style-name="Tabella1.A1" office:value-type="string">
            <text:p text:style-name="P17">FATT. NR.</text:p>
          </table:table-cell>
          <table:table-cell table:style-name="Tabella1.A1" office:value-type="string">
            <text:p text:style-name="P17">IMPORTO</text:p>
          </table:table-cell>
          <table:table-cell table:style-name="Tabella1.G1" office:value-type="string">
            <text:p text:style-name="P17">SCADENZA</text:p>
          </table:table-cell>
        </table:table-row>
        <table:table-row table:style-name="Tabella1.1">
          <table:table-cell table:style-name="Tabella1.A2" office:value-type="string">
            <text:p text:style-name="P19">15/01</text:p>
          </table:table-cell>
          <table:table-cell table:style-name="Tabella1.A2" office:value-type="string">
            <text:p text:style-name="P19">FRETTI</text:p>
          </table:table-cell>
          <table:table-cell table:style-name="Tabella1.A2" office:value-type="string">
            <text:p text:style-name="P19">Via S.Paolo, 24</text:p>
          </table:table-cell>
          <table:table-cell table:style-name="Tabella1.A2" office:value-type="string">
            <text:p text:style-name="P19">81100 CASERTA</text:p>
          </table:table-cell>
          <table:table-cell table:style-name="Tabella1.A2" office:value-type="string">
            <text:p text:style-name="P19">185</text:p>
          </table:table-cell>
          <table:table-cell table:style-name="Tabella1.A2" office:value-type="string">
            <text:p text:style-name="P19">€ 500,00</text:p>
          </table:table-cell>
          <table:table-cell table:style-name="Tabella1.G2" office:value-type="string">
            <text:p text:style-name="P19">31/03</text:p>
          </table:table-cell>
        </table:table-row>
        <table:table-row table:style-name="Tabella1.1">
          <table:table-cell table:style-name="Tabella1.A2" office:value-type="string">
            <text:p text:style-name="P19">18/01</text:p>
          </table:table-cell>
          <table:table-cell table:style-name="Tabella1.A2" office:value-type="string">
            <text:p text:style-name="P19">DARINI Snc</text:p>
          </table:table-cell>
          <table:table-cell table:style-name="Tabella1.A2" office:value-type="string">
            <text:p text:style-name="P19">Via Manzoni, 3</text:p>
          </table:table-cell>
          <table:table-cell table:style-name="Tabella1.A2" office:value-type="string">
            <text:p text:style-name="P19">80100 NAPOLI</text:p>
          </table:table-cell>
          <table:table-cell table:style-name="Tabella1.A2" office:value-type="string">
            <text:p text:style-name="P19">215</text:p>
          </table:table-cell>
          <table:table-cell table:style-name="Tabella1.A2" office:value-type="string">
            <text:p text:style-name="P19">€ 5.368,00</text:p>
          </table:table-cell>
          <table:table-cell table:style-name="Tabella1.G2" office:value-type="string">
            <text:p text:style-name="P19">15/04</text:p>
          </table:table-cell>
        </table:table-row>
        <table:table-row table:style-name="Tabella1.4">
          <table:table-cell table:style-name="Tabella1.A2" office:value-type="string">
            <text:p text:style-name="P19">25/01</text:p>
          </table:table-cell>
          <table:table-cell table:style-name="Tabella1.A2" office:value-type="string">
            <text:p text:style-name="P19">BREMBIS</text:p>
          </table:table-cell>
          <table:table-cell table:style-name="Tabella1.A2" office:value-type="string">
            <text:p text:style-name="P19">Via Posillipo, 7</text:p>
          </table:table-cell>
          <table:table-cell table:style-name="Tabella1.A2" office:value-type="string">
            <text:p text:style-name="P19">39100 BOLZANO</text:p>
          </table:table-cell>
          <table:table-cell table:style-name="Tabella1.A2" office:value-type="string">
            <text:p text:style-name="P19">236</text:p>
          </table:table-cell>
          <table:table-cell table:style-name="Tabella1.A2" office:value-type="string">
            <text:p text:style-name="P19">€ 8.364,00</text:p>
          </table:table-cell>
          <table:table-cell table:style-name="Tabella1.G2" office:value-type="string">
            <text:p text:style-name="P19">31/03</text:p>
          </table:table-cell>
        </table:table-row>
      </table:table>
      <text:p text:style-name="Standard"/>
      <text:list text:style-name="WW8Num1" text:continue-numbering="true">
        <text:list-item>
          <text:p text:style-name="P3"><text:span text:style-name="T2">Sostituire</text:span><text:span text:style-name="T3"> i valori inseriti immessi nel primo punto con i </text:span><text:span text:style-name="T6">campi</text:span><text:span text:style-name="T3"> della stampa unione in modo appropriato e </text:span><text:span text:style-name="T2">unire</text:span><text:span text:style-name="T3"> in un nuovo documen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end" style:justify-single-word="false" fo:keep-with-next="always"/>
      <style:text-properties style:font-name="Monotype Corsiva" fo:font-size="14pt" style:font-size-asian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51cm" fo:margin-bottom="1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</dc:title>
    <meta:initial-creator>**</meta:initial-creator>
    <meta:creation-date>2006-07-19T17:24:00</meta:creation-date>
    <dc:creator>Marco Caresia</dc:creator>
    <dc:date>2006-07-19T17:42:59</dc:date>
    <meta:print-date>2004-03-02T08:27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6" meta:word-count="256" meta:character-count="1522"/>
  </office:meta>
</office:document-meta>
</file>